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20f9" officeooo:paragraph-rsid="001720f9"/>
    </style:style>
    <style:style style:name="P2" style:family="paragraph" style:parent-style-name="Standard">
      <style:text-properties officeooo:rsid="00223386" officeooo:paragraph-rsid="00223386"/>
    </style:style>
    <style:style style:name="P3" style:family="paragraph" style:parent-style-name="Standard">
      <style:text-properties officeooo:rsid="001720f9" officeooo:paragraph-rsid="001720f9"/>
    </style:style>
    <style:style style:name="P4" style:family="paragraph" style:parent-style-name="Standard">
      <style:text-properties officeooo:rsid="0024ebf4" officeooo:paragraph-rsid="0024ebf4"/>
    </style:style>
    <style:style style:name="P5" style:family="paragraph" style:parent-style-name="Standard">
      <style:text-properties officeooo:paragraph-rsid="0024ebf4"/>
    </style:style>
    <style:style style:name="P6" style:family="paragraph" style:parent-style-name="Standard">
      <style:paragraph-properties fo:break-before="page"/>
      <style:text-properties officeooo:rsid="0024ebf4" officeooo:paragraph-rsid="0024ebf4"/>
    </style:style>
    <style:style style:name="T1" style:family="text">
      <style:text-properties officeooo:rsid="00203faa"/>
    </style:style>
    <style:style style:name="T2" style:family="text">
      <style:text-properties officeooo:rsid="0024eb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ítulo: Ejercicios conceptuales Módulo 1 Unidad <text:span text:style-name="T2">3</text:span></text:p>
      <text:p text:style-name="P1">Alumno: Gustavo Vladimir Diaz</text:p>
      <text:p text:style-name="P1">Curso: Diplomatura en Bases de Datos</text:p>
      <text:p text:style-name="P1">Fecha: <text:span text:style-name="T1">0</text:span><text:span text:style-name="T2">7</text:span><text:span text:style-name="T1">/09</text:span>/2020</text:p>
      <text:p text:style-name="P1"/>
      <text:p text:style-name="P1">Ejercicio conceptual <text:span text:style-name="T2">3.1</text:span></text:p>
      <text:p text:style-name="P1">Enunciado: </text:p>
      <text:p text:style-name="P1">Para todas las tablas e índices usados en el ejercicio práctico 3.3 indique cuales</text:p>
      <text:p text:style-name="P1">son los criterios por los que cabe esperar búsquedas ágiles.</text:p>
      <text:p text:style-name="P2"/>
      <text:p text:style-name="P2"/>
      <text:p text:style-name="P2">Desarrollo:</text:p>
      <text:p text:style-name="P4">Tan solo pude definir la base de datos del caso 1. Dentro de esta definí las siguientes tablas y sus índices. A medida que los presento explico la razón por la cual elegí dicho índice para ordenar la tabla.</text:p>
      <text:p text:style-name="P4"/>
      <text:p text:style-name="P4">Fuente: “Ejercicio_practico_3_3_1.sql”</text:p>
      <text:p text:style-name="P4"/>
      <text:p text:style-name="P4">Tabla “conductor” creada</text:p>
      <text:p text:style-name="P4">CREATE TABLE conductor (</text:p>
      <text:p text:style-name="P4"><text:s text:c="4"/>IdConductor <text:s text:c="4"/>INT UNSIGNED NOT NULL PRIMARY KEY,</text:p>
      <text:p text:style-name="P4"><text:s text:c="4"/>dni <text:s text:c="12"/>INT UNSIGNED NOT NULL,</text:p>
      <text:p text:style-name="P4"><text:s text:c="4"/>nombre_cond <text:s text:c="4"/>VARCHAR(30) NOT NULL,</text:p>
      <text:p text:style-name="P4"><text:s text:c="4"/>apellido_cond <text:s text:c="2"/>VARCHAR(30) NOT NULL, <text:s text:c="11"/></text:p>
      <text:p text:style-name="P4"><text:s text:c="4"/>telefono <text:s text:c="7"/>INT UNSIGNED,</text:p>
      <text:p text:style-name="P4"><text:s text:c="4"/>dirección <text:s text:c="6"/>VARCHAR(30),</text:p>
      <text:p text:style-name="P4"><text:s text:c="4"/>numero_dir <text:s text:c="5"/>INT UNSIGNED, <text:s text:c="18"/></text:p>
      <text:p text:style-name="P4"><text:s text:c="4"/>ciudad <text:s text:c="9"/>VARCHAR(30),</text:p>
      <text:p text:style-name="P4"><text:s text:c="4"/>salario <text:s text:c="8"/>INT NOT NULL</text:p>
      <text:p text:style-name="P4">);</text:p>
      <text:p text:style-name="P4"/>
      <text:p text:style-name="P4">Índice no clusterizado creado</text:p>
      <text:p text:style-name="P4">CREATE INDEX Ind_cond ON conductor</text:p>
      <text:p text:style-name="P4">(</text:p>
      <text:p text:style-name="P4">dni DESC</text:p>
      <text:p text:style-name="P4">);</text:p>
      <text:p text:style-name="P4"/>
      <text:p text:style-name="P4">Utilicé el campo “dni” para poder realizar la búsqueda por dni del campo.</text:p>
      <text:p text:style-name="P4"/>
      <text:p text:style-name="P4"/>
      <text:p text:style-name="P5"><text:span text:style-name="T2">Tabla “paquete” creada</text:span></text:p>
      <text:p text:style-name="P4">CREATE TABLE paquete (</text:p>
      <text:p text:style-name="P4"><text:s text:c="4"/>IdPaquete <text:s text:c="6"/>INT UNSIGNED NOT NULL PRIMARY KEY,</text:p>
      <text:p text:style-name="P4"><text:s text:c="4"/>descripcion <text:s text:c="4"/>VARCHAR(50),</text:p>
      <text:p text:style-name="P4"><text:s text:c="4"/>IdDestino <text:s text:c="6"/>INT UNSIGNED NOT NULL,</text:p>
      <text:p text:style-name="P4"><text:s text:c="4"/>IdRemitente <text:s text:c="4"/>INT UNSIGNED NOT NULL,</text:p>
      <text:p text:style-name="P4"><text:s text:c="4"/>IdConductor <text:s text:c="4"/>INT UNSIGNED NOT NULL,</text:p>
      <text:p text:style-name="P4"><text:s text:c="4"/>IdCamion <text:s text:c="7"/>INT UNSIGNED NOT NULL</text:p>
      <text:p text:style-name="P4">);</text:p>
      <text:p text:style-name="P4"/>
      <text:p text:style-name="P4"/>
      <text:p text:style-name="P6">Índice no clusterizado</text:p>
      <text:p text:style-name="P4">CREATE INDEX Ind_paq ON paquete</text:p>
      <text:p text:style-name="P4">(</text:p>
      <text:p text:style-name="P4">IdConductor ASC</text:p>
      <text:p text:style-name="P4">);</text:p>
      <text:p text:style-name="P4"/>
      <text:p text:style-name="P4">Dentro de la tabla paquete me interesa poder ordenar los paquetes realizados por IdConductor y ver todos los que realizó un mismo conductor.</text:p>
      <text:p text:style-name="P4"/>
      <text:p text:style-name="P4">Los demás índices establecidos seguirían una lógica relativamente simila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1T17:47:39.678502905</meta:creation-date>
    <dc:date>2020-09-07T19:19:58.463406064</dc:date>
    <meta:editing-duration>PT54M5S</meta:editing-duration>
    <meta:editing-cycles>11</meta:editing-cycles>
    <meta:generator>LibreOffice/6.4.5.2$Linux_X86_64 LibreOffice_project/40$Build-2</meta:generator>
    <meta:document-statistic meta:table-count="0" meta:image-count="0" meta:object-count="0" meta:page-count="2" meta:paragraph-count="45" meta:word-count="238" meta:character-count="1715" meta:non-whitespace-character-count="1342"/>
  </office:meta>
</office:document-meta>
</file>